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4.847cm"/>
    </style:style>
    <style:style style:name="co12" style:family="table-column">
      <style:table-column-properties fo:break-before="auto" style:column-width="2.815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15cm"/>
    </style:style>
    <style:style style:name="co15" style:family="table-column">
      <style:table-column-properties fo:break-before="auto" style:column-width="6.782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3.131cm"/>
    </style:style>
    <style:style style:name="co28" style:family="table-column">
      <style:table-column-properties fo:break-before="auto" style:column-width="2.071cm"/>
    </style:style>
    <style:style style:name="co29" style:family="table-column">
      <style:table-column-properties fo:break-before="auto" style:column-width="1.799cm"/>
    </style:style>
    <style:style style:name="co30" style:family="table-column">
      <style:table-column-properties fo:break-before="auto" style:column-width="1.808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2.007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5.048cm"/>
    </style:style>
    <style:style style:name="co37" style:family="table-column">
      <style:table-column-properties fo:break-before="auto" style:column-width="2.485cm"/>
    </style:style>
    <style:style style:name="co38" style:family="table-column">
      <style:table-column-properties fo:break-before="auto" style:column-width="2.249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572cm"/>
    </style:style>
    <style:style style:name="co42" style:family="table-column">
      <style:table-column-properties fo:break-before="auto" style:column-width="1.517cm"/>
    </style:style>
    <style:style style:name="co43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4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10377.13" calcext:value-type="float">
            <text:p>10.377,13</text:p>
          </table:table-cell>
          <table:table-cell table:style-name="ce91" table:formula="of:=[.D5]-[.F5]" office:value-type="float" office:value="-10377.13" calcext:value-type="float">
            <text:p>-10.377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91" table:formula="of:=[.C6]-[.D6]" office:value-type="float" office:value="11769" calcext:value-type="float">
            <text:p>11.769,00</text:p>
          </table:table-cell>
          <table:table-cell table:style-name="ce91" table:formula="of:=[$'12 Sn2'.D7]" office:value-type="float" office:value="43079.22" calcext:value-type="float">
            <text:p>43.079,22</text:p>
          </table:table-cell>
          <table:table-cell table:style-name="ce91" table:formula="of:=[.D6]-[.F6]" office:value-type="float" office:value="5420.78" calcext:value-type="float">
            <text:p>5.420,78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5000" calcext:value-type="float">
            <text:p>35.000,00</text:p>
          </table:table-cell>
          <table:table-cell table:formula="of:=[$'13 Sn4'.C6]" office:value-type="float" office:value="23000" calcext:value-type="float">
            <text:p>23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3 Sn4'.C8]" office:value-type="float" office:value="25220" calcext:value-type="float">
            <text:p>25.220,00</text:p>
          </table:table-cell>
          <table:table-cell table:style-name="ce91" table:formula="of:=[.D8]-[.F8]" office:value-type="float" office:value="-2220" calcext:value-type="float">
            <text:p>-2.22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30000" calcext:value-type="float">
            <text:p>30.000,00</text:p>
          </table:table-cell>
          <table:table-cell table:style-name="ce92" table:formula="of:=[$'15 Sn5'.C6]" office:value-type="float" office:value="22500" calcext:value-type="float">
            <text:p>22.50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5 Sn5'.C8]" office:value-type="float" office:value="11500" calcext:value-type="float">
            <text:p>11.500,00</text:p>
          </table:table-cell>
          <table:table-cell table:style-name="ce91" table:formula="of:=[.D9]-[.F9]" office:value-type="float" office:value="11000" calcext:value-type="float">
            <text:p>11.0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20]" office:value-type="float" office:value="18000" calcext:value-type="float">
            <text:p>18.000,00</text:p>
          </table:table-cell>
          <table:table-cell table:style-name="ce91" table:formula="of:=[$'16 Sn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43269" calcext:value-type="float">
            <text:p>143.269,00</text:p>
          </table:table-cell>
          <table:table-cell table:style-name="ce93" table:formula="of:=SUM([.D4:.D12])" office:value-type="float" office:value="112000" calcext:value-type="float">
            <text:p>112.000,00</text:p>
          </table:table-cell>
          <table:table-cell table:style-name="ce95" table:formula="of:=SUM([.E4:.E12])" office:value-type="float" office:value="31269" calcext:value-type="float">
            <text:p>31.269,00</text:p>
          </table:table-cell>
          <table:table-cell table:style-name="ce93" table:formula="of:=SUM([.F4:.F12])" office:value-type="float" office:value="92176.35" calcext:value-type="float">
            <text:p>92.176,35</text:p>
          </table:table-cell>
          <table:table-cell table:style-name="ce93" table:formula="of:=SUM([.G4:.G12])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509" calcext:value-type="percentage">
            <text:p>%75,09</text:p>
          </table:table-cell>
          <table:table-cell table:formula="of:=[.G15]*[.F17]" office:value-type="float" office:value="14885.578785" calcext:value-type="float">
            <text:p>14.885,5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91" calcext:value-type="percentage">
            <text:p>%24,91</text:p>
          </table:table-cell>
          <table:table-cell table:formula="of:=[.G15]*[.F18]" office:value-type="float" office:value="4938.071215" calcext:value-type="float">
            <text:p>4.938,07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9" table:default-cell-style-name="ce83"/>
        <table:table-column table:style-name="co3" table:default-cell-style-name="ce89"/>
        <table:table-column table:style-name="co6" table:default-cell-style-name="ce89"/>
        <table:table-column table:style-name="co10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97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97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97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97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97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97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97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97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88"/>
          <table:table-cell/>
          <table:table-cell office:value-type="string" calcext:value-type="string">
            <text:p>12-2020</text:p>
          </table:table-cell>
          <table:table-cell/>
          <table:table-cell table:style-name="ce97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7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9"/>
        <table:table-column table:style-name="co6" table:default-cell-style-name="ce89"/>
        <table:table-column table:style-name="co5" table:default-cell-style-name="ce89"/>
        <table:table-column table:style-name="co8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3])" office:value-type="float" office:value="60269" calcext:value-type="float">
            <text:p>60.2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23]" office:value-type="float" office:value="11769" calcext:value-type="float">
            <text:p>11.7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2]" office:value-type="float" office:value="43079.22" calcext:value-type="float">
            <text:p>43.079,22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02" office:value-type="float" office:value="1610" calcext:value-type="float">
            <text:p>1.610,00</text:p>
          </table:table-cell>
          <table:table-cell table:style-name="Default"/>
          <table:table-cell table:style-name="ce47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number-columns-repeated="43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6]" office:value-type="float" office:value="3885" calcext:value-type="float">
            <text:p>3.885,00</text:p>
          </table:table-cell>
          <table:table-cell table:style-name="Default"/>
          <table:table-cell table:style-name="ce10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0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3:.E35])" office:value-type="float" office:value="43079.22" calcext:value-type="float">
            <text:p>43.079,22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D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5.64" calcext:value-type="float">
            <text:p>185,64</text:p>
          </table:table-cell>
          <table:table-cell table:style-name="ce10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39" office:value-type="string" calcext:value-type="string">
            <text:p>toplam dolar borcu</text:p>
          </table:table-cell>
          <table:table-cell table:style-name="ce42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/>
          <table:table-cell/>
          <table:table-cell table:style-name="ce89"/>
          <table:table-cell table:number-columns-repeated="46"/>
        </table:table-row>
        <table:table-row table:style-name="ro1">
          <table:table-cell table:style-name="ce111" table:number-columns-repeated="2"/>
          <table:table-cell table:style-name="ce123"/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4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4]+[.D75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9]+[.D80]" office:value-type="float" office:value="4000" calcext:value-type="float">
            <text:p>4.000,00</text:p>
          </table:table-cell>
          <table:table-cell table:style-name="ce10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4]+[.D85]" office:value-type="float" office:value="2000" calcext:value-type="float">
            <text:p>2.000,00</text:p>
          </table:table-cell>
          <table:table-cell table:style-name="ce10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5]+[.D86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6]+[.D87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8]*[.E87]/100" office:value-type="float" office:value="5645" calcext:value-type="float">
            <text:p>5.645,00</text:p>
          </table:table-cell>
          <table:table-cell table:style-name="ce102" table:formula="of:=[.E87]+[.D88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4]+[.D95]" office:value-type="float" office:value="12145" calcext:value-type="float">
            <text:p>12.145,00</text:p>
          </table:table-cell>
          <table:table-cell table:style-name="ce10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5]+[.D10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8]+[.D109]" office:value-type="float" office:value="10159" calcext:value-type="float">
            <text:p>10.159,00</text:p>
          </table:table-cell>
          <table:table-cell table:style-name="ce10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4" table:default-cell-style-name="ce83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8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3:.C32])" office:value-type="float" office:value="35000" calcext:value-type="float">
            <text:p>35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3:.D32])" office:value-type="float" office:value="23000" calcext:value-type="float">
            <text:p>23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/>
          <table:table-cell/>
          <table:table-cell table:style-name="ce99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5">2020-21 </text:span>Kira Bedeli 1-7/12</text:p>
          </table:table-cell>
          <table:table-cell table:style-name="ce102" office:value-type="float" office:value="20000" calcext:value-type="float">
            <text:p>20.000,00</text:p>
          </table:table-cell>
          <table:table-cell table:style-name="ce102"/>
          <table:table-cell table:style-name="ce91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5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102"/>
        <table:table-column table:style-name="co8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0000" calcext:value-type="float">
            <text:p>30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2500" calcext:value-type="float">
            <text:p>22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1000" calcext:value-type="float">
            <text:p>1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6]+[.C17]-[.D17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 office:value-type="float" office:value="1500" calcext:value-type="float">
            <text:p>1.500,00</text:p>
          </table:table-cell>
          <table:table-cell table:style-name="ce91" table:formula="of:=[.E25]+[.C26]-[.D2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 <text:s/></text:p>
          </table:table-cell>
          <table:table-cell table:style-name="ce102"/>
          <table:table-cell/>
          <table:table-cell table:style-name="ce91" table:formula="of:=[.E27]+[.C28]-[.D2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8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float" office:value="4938.071215" calcext:value-type="float">
            <text:p>4.938,07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0 Sny'.G18]" office:value-type="float" office:value="4938.071215" calcext:value-type="float">
            <text:p>+4.938,07</text:p>
          </table:table-cell>
          <table:table-cell table:style-name="ce163"/>
          <table:table-cell table:style-name="ce163" table:formula="of:=-[.C11]" office:value-type="float" office:value="-4938.071215" calcext:value-type="float">
            <text:p>-4.938,0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57"/>
          <table:table-cell table:style-name="ce164"/>
          <table:table-cell table:style-name="ce164" table:formula="of:=[.E11]-[.C12]+[.D12]" office:value-type="float" office:value="-4938.071215" calcext:value-type="float">
            <text:p>-4.938,0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8"/>
          <table:table-cell table:style-name="ce164" table:formula="of:=[.E12]-[.C13]+[.D13]" office:value-type="float" office:value="-4938.071215" calcext:value-type="float">
            <text:p>-4.938,07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8" table:default-cell-style-name="ce75"/>
        <table:table-column table:style-name="co27" table:default-cell-style-name="ce88"/>
        <table:table-column table:style-name="co28" table:default-cell-style-name="ce89"/>
        <table:table-column table:style-name="co29" table:default-cell-style-name="ce89"/>
        <table:table-column table:style-name="co30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75"/>
        <table:table-column table:style-name="co33" table:default-cell-style-name="ce88"/>
        <table:table-column table:style-name="co28" table:default-cell-style-name="ce91"/>
        <table:table-column table:style-name="co34" table:default-cell-style-name="ce89"/>
        <table:table-column table:style-name="co35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7900" calcext:value-type="float">
            <text:p>7.9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8" table:default-cell-style-name="Default"/>
        <table:table-column table:style-name="co36" table:default-cell-style-name="Default"/>
        <table:table-column table:style-name="co37" table:default-cell-style-name="ce144"/>
        <table:table-column table:style-name="co8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23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24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0 Sny'.G17]" office:value-type="float" office:value="14885.578785" calcext:value-type="float">
            <text:p>14.885,58</text:p>
          </table:table-cell>
          <table:table-cell table:style-name="ce162"/>
          <table:table-cell table:style-name="ce164" table:formula="of:=[.E6]+[.C7]-[.D7]" office:value-type="float" office:value="43707.918785" calcext:value-type="float">
            <text:p>43.707,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54707.918785" calcext:value-type="float">
            <text:p>54.707,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57770.418785" calcext:value-type="float">
            <text:p>57.770,4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58482.918785" calcext:value-type="float">
            <text:p>58.482,9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r/aa/hes2020/Account/2020/20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17537.911215" calcext:value-type="float">
            <text:p>-17.537,9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office:value-type="float" office:value="-20695" calcext:value-type="float">
            <text:p>-20.695,00</text:p>
          </table:table-cell>
          <table:table-cell table:style-name="ce164"/>
          <table:table-cell table:style-name="ce164" table:formula="of:=[.E11]+[.C12]-[.D12]" office:value-type="float" office:value="-38232.911215" calcext:value-type="float">
            <text:p>-38.232,9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17 Nzn'.E13]" office:value-type="float" office:value="-4938.071215" calcext:value-type="float">
            <text:p>-4.938,07</text:p>
          </table:table-cell>
          <table:table-cell table:style-name="ce164"/>
          <table:table-cell table:style-name="ce164" table:formula="of:=[.E12]+[.C13]-[.D13]" office:value-type="float" office:value="-43170.98243" calcext:value-type="float">
            <text:p>-43.170,98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43170.98243" calcext:value-type="float">
            <text:p>-43.170,98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43570.98243" calcext:value-type="float">
            <text:p>-43.570,98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43970.98243" calcext:value-type="float">
            <text:p>-43.970,98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44770.98243" calcext:value-type="float">
            <text:p>-44.770,98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45420.98243" calcext:value-type="float">
            <text:p>-45.420,98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46070.98243" calcext:value-type="float">
            <text:p>-46.070,98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46070.98243" calcext:value-type="float">
            <text:p>-46.070,98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46070.98243" calcext:value-type="float">
            <text:p>-46.070,98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47070.98243" calcext:value-type="float">
            <text:p>-47.070,98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48070.98243" calcext:value-type="float">
            <text:p>-48.070,98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67360.98243" calcext:value-type="float">
            <text:p>-67.360,98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74143.98243" calcext:value-type="float">
            <text:p>-74.143,98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75143.98243" calcext:value-type="float">
            <text:p>-75.143,98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76143.98243" calcext:value-type="float">
            <text:p>-76.143,98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77143.98243" calcext:value-type="float">
            <text:p>-77.143,98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78203.98243" calcext:value-type="float">
            <text:p>-78.203,98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r/aa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7:23:46.2881090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7:46:55.373211174</dc:date>
    <meta:editing-duration>P1DT1H38M1S</meta:editing-duration>
    <meta:editing-cycles>124</meta:editing-cycles>
    <meta:generator>LibreOffice/7.1.6.2$Linux_X86_64 LibreOffice_project/10$Build-2</meta:generator>
    <meta:print-date>2021-09-29T17:27:35.120451300</meta:print-date>
    <meta:document-statistic meta:table-count="11" meta:cell-count="1482" meta:object-count="0"/>
  </office:meta>
</office:document-meta>
</file>